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492300"/>
    </style:style>
    <style:style style:name="ce3" style:family="table-cell" style:parent-style-name="Default">
      <style:table-cell-properties fo:background-color="#bf0041"/>
    </style:style>
    <style:style style:name="ce4" style:family="table-cell" style:parent-style-name="Default">
      <style:table-cell-properties fo:background-color="#158466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irar_izquierda_atras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 atrás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rar_derecha_atra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irar_sobre_si_mismo_izq</text:p>
          </table:table-cell>
          <table:table-cell table:number-columns-repeated="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do</text:p>
          </table:table-cell>
          <table:table-cell table:number-columns-repeated="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rar_sobre_si_mismo_derech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irar_izquierda_delante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nzar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rar_derecha_delant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9T13:32:19.116071648</meta:creation-date>
    <dc:date>2022-11-19T14:30:58.003753662</dc:date>
    <meta:editing-duration>PT58M38S</meta:editing-duration>
    <meta:editing-cycles>2</meta:editing-cycles>
    <meta:generator>LibreOffice/6.4.7.2$Linux_X86_64 LibreOffice_project/40$Build-2</meta:generator>
    <meta:document-statistic meta:table-count="1" meta:cell-count="73" meta:object-count="0"/>
  </office:meta>
</office:document-meta>
</file>